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ais</text:p>
          </table:table-cell>
          <table:table-cell office:value-type="string">
            <text:p>Leyes que tipifican femicidio</text:p>
          </table:table-cell>
          <table:table-cell office:value-type="string">
            <text:p>Femicidio</text:p>
          </table:table-cell>
          <table:table-cell office:value-type="string">
            <text:p>Victima</text:p>
          </table:table-cell>
          <table:table-cell office:value-type="string">
            <text:p>Perpetrador</text:p>
          </table:table-cell>
          <table:table-cell office:value-type="string">
            <text:p>Hecho</text:p>
          </table:table-cell>
        </table:table-row>
        <table:table-row table:style-name="ro2">
          <table:table-cell office:value-type="string">
            <text:p>Argentina</text:p>
          </table:table-cell>
          <table:table-cell table:number-columns-repeated="5"/>
        </table:table-row>
        <table:table-row table:style-name="ro1">
          <table:table-cell office:value-type="string">
            <text:p>Chile</text:p>
          </table:table-cell>
          <table:table-cell office:value-type="string">
            <text:p>Reforma del Codigo Penal</text:p>
          </table:table-cell>
          <table:table-cell office:value-type="string">
            <text:p>femicidio</text:p>
          </table:table-cell>
          <table:table-cell office:value-type="string">
            <text:p>victima</text:p>
          </table:table-cell>
          <table:table-cell table:number-columns-repeated="2"/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Ley de Penalizacion de la Violencia Contra Las mujeres</text:p>
          </table:table-cell>
          <table:table-cell office:value-type="string">
            <text:p>femicidio</text:p>
          </table:table-cell>
          <table:table-cell table:number-columns-repeated="3"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Ley Especial Integral para una Vida Libre de Violencia para las Mujeres</text:p>
          </table:table-cell>
          <table:table-cell office:value-type="string">
            <text:p>feminicidio</text:p>
          </table:table-cell>
          <table:table-cell office:value-type="string">
            <text:p>victima</text:p>
          </table:table-cell>
          <table:table-cell office:value-type="string">
            <text:p>autor</text:p>
          </table:table-cell>
          <table:table-cell/>
        </table:table-row>
        <table:table-row table:style-name="ro1">
          <table:table-cell office:value-type="string">
            <text:p>Guatemala</text:p>
          </table:table-cell>
          <table:table-cell office:value-type="string">
            <text:p>Ley contra el femicidio y otras forma de violencia contra la mujer</text:p>
          </table:table-cell>
          <table:table-cell office:value-type="string">
            <text:p>femicidio</text:p>
          </table:table-cell>
          <table:table-cell office:value-type="string">
            <text:p>victima</text:p>
          </table:table-cell>
          <table:table-cell office:value-type="string">
            <text:p>persona responsible del delito</text:p>
          </table:table-cell>
          <table:table-cell/>
        </table:table-row>
        <table:table-row table:style-name="ro1">
          <table:table-cell office:value-type="string">
            <text:p>Mexico</text:p>
          </table:table-cell>
          <table:table-cell office:value-type="string">
            <text:p>Reforma del Codigo Penal Federal</text:p>
          </table:table-cell>
          <table:table-cell office:value-type="string">
            <text:p>feminicidio</text:p>
          </table:table-cell>
          <table:table-cell office:value-type="string">
            <text:p>victima</text:p>
          </table:table-cell>
          <table:table-cell table:number-columns-repeated="2"/>
        </table:table-row>
        <table:table-row table:style-name="ro1">
          <table:table-cell office:value-type="string">
            <text:p>Nicaragua</text:p>
          </table:table-cell>
          <table:table-cell office:value-type="string">
            <text:p>Ley Integral contra la violencia hacia las mujeres</text:p>
          </table:table-cell>
          <table:table-cell office:value-type="string">
            <text:p>femicidio</text:p>
          </table:table-cell>
          <table:table-cell table:number-columns-repeated="3"/>
        </table:table-row>
        <table:table-row table:style-name="ro1">
          <table:table-cell office:value-type="string">
            <text:p>Peru</text:p>
          </table:table-cell>
          <table:table-cell office:value-type="string">
            <text:p>Reforma del Codigo Penal</text:p>
          </table:table-cell>
          <table:table-cell office:value-type="string">
            <text:p>feminicidio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12/16/2017</text:date>, <text:time>11:3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</meta:initial-creator>
    <meta:creation-date>2017-12-16T13:19:23</meta:creation-date>
    <dc:date>2017-12-16T11:32:44</dc:date>
    <dc:creator>Gabriela Rodriguez</dc:creator>
    <meta:editing-duration>PT1H48M23S</meta:editing-duration>
    <meta:editing-cycles>2</meta:editing-cycles>
    <meta:generator>OpenOffice/4.1.3$Unix OpenOffice.org_project/413m1$Build-9783</meta:generator>
    <meta:document-statistic meta:table-count="3" meta:cell-count="34" meta:object-count="0"/>
  </office:meta>
</office:document-meta>
</file>